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1.0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eeee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AB56">
        <table:table-column table:style-name="co1" table:default-cell-style-name="Default"/>
        <table:table-column table:style-name="co2" table:number-columns-repeated="27" table:default-cell-style-name="ce2"/>
        <table:table-column table:style-name="co3" table:number-columns-repeated="996" table:default-cell-style-name="Default"/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11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15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f89e8d89f8be884731658526c2bbb63a" xlink:type="simple">src/administrator/components/com_foos/Controller/DisplayController.php</text:a>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c6d076d3fa6472c1e790ce19ae31c3bf" xlink:type="simple">src/administrator/components/com_foos/Controller/FooController.php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fb9d35ad689bc79bf4346f6e0e553e8" xlink:type="simple">src/administrator/components/com_foos/Controller/FoosController.php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b3d7845bfa6b66efefefbbd88069060b" xlink:type="simple">src/administrator/components/com_foos/Extension/FoosComponent.php</text:a>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b0c04be2fe1ba9974a1e0767c3fcc64" xlink:type="simple">src/administrator/components/com_foos/Field/Modal/FooField.php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9b257a79287b483c2936325c0ce55ac0" xlink:type="simple">src/administrator/components/com_foos/Helper/AssociationsHelper.php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84af804ab6ce0610ea01ff1723e3c6c0" xlink:type="simple">src/administrator/components/com_foos/Helper/FooHelper.php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5d6e1b90175bcc10694ecf1a2420916d" xlink:type="simple">src/administrator/components/com_foos/Model/FooModel.php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1f5c669c3c5fd7cf857f65eb2bf427e" xlink:type="simple">src/administrator/components/com_foos/Model/FoosModel.php</text:a> </text:p>
          </table:table-cell>
          <table:table-cell table:style-name="ce5" table:number-columns-repeated="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4625038fec900e7a55968dc1a1822d32" xlink:type="simple">src/administrator/components/com_foos/Rule/LetterRule.php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4dbfbcad5ebda49cd7f5694b7ff4fb4a" xlink:type="simple">src/administrator/components/com_foos/Service/HTML/AdministratorService.php</text:a>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aeb2b5de80cbe9ed14cac4814cd9df5" xlink:type="simple">src/administrator/components/com_foos/Table/FooTable.php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0accca18b23ec5093f1cd6d734cdbaf9" xlink:type="simple">src/administrator/components/com_foos/View/Foo/HtmlView.php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bb2d5297fd58ae8cfc2d953911f70715" xlink:type="simple">src/administrator/components/com_foos/View/Foos/HtmlView.php</text:a> 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e5dfd09c647ca1e552c9016cf918acf3" xlink:type="simple">src/administrator/components/com_foos/access.xml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dae0db3f8d3158d1cb6f5ea6ec23241" xlink:type="simple">src/administrator/components/com_foos/changelog.xml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9be56d6cedb2c832265e47642f0afb25" xlink:type="simple">src/administrator/components/com_foos/config.xml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ac31d11b890ecf3792e746ec6337c09" xlink:type="simple">src/administrator/components/com_foos/foo_update.xml</text:a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ff20be1dacde6c4c8e68e90161e0578" xlink:type="simple">src/administrator/components/com_foos/foos.xml</text:a> </text:p>
          </table:table-cell>
          <table:table-cell office:value-type="string" calcext:value-type="string">
            <text:p>N</text:p>
          </table:table-cell>
          <table:table-cell table:number-columns-repeated="26" office:value-type="string" calcext:value-type="string">
            <text:p>C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80833320598887b6d6cc4feb95d4408" xlink:type="simple">src/administrator/components/com_foos/forms/filter_foos.xml</text:a> 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62e27353fbe755d3813ea2df19cd0ed" xlink:type="simple">src/administrator/components/com_foos/forms/foo.xml</text:a> 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55cce603edfad1e72922626142760c9f" xlink:type="simple">src/administrator/components/com_foos/language/en-GB/en-GB.com_foos.ini</text:a> 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1e834b2810a0d92812dcf6520325223" xlink:type="simple">src/administrator/components/com_foos/language/en-GB/en-GB.com_foos.sys.ini</text:a> 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7aceee287e50092f4d9e6caaec3b8b40" xlink:type="simple">src/administrator/components/com_foos/script.php</text:a>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f6a8e05c359293ccc2ab0a2046bce7f" xlink:type="simple">src/administrator/components/com_foos/services/provider.php</text:a> 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896f245bc8e493f91277fd33913ef974" xlink:type="simple">src/administrator/components/com_foos/sql/install.mysql.utf8.sql</text:a> </text:p>
          </table:table-cell>
          <table:table-cell table:style-name="ce6" table:number-columns-repeated="4"/>
          <table:table-cell table:style-name="ce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e256ea429d6d414897f4bfe1730b9d8a" xlink:type="simple">src/administrator/components/com_foos/sql/uninstall.mysql.utf8.sql</text:a> </text:p>
          </table:table-cell>
          <table:table-cell table:style-name="ce5" table:number-columns-repeated="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6733515afd3a41db064bbc7c67eed99" xlink:type="simple">src/administrator/components/com_foos/sql/updates/mysql/1.10.0.sql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59d096cabcba40547d9439912884eeb" xlink:type="simple">src/administrator/components/com_foos/sql/updates/mysql/1.12.0.sql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887900bdf8ea93f423998fce20375586" xlink:type="simple">src/administrator/components/com_foos/sql/updates/mysql/1.13.0.sql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32f1447c674272df10ad100902d1ec7" xlink:type="simple">src/administrator/components/com_foos/sql/updates/mysql/1.15.0.sql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70838b5ba842e83f806cc763f4c3855" xlink:type="simple">src/administrator/components/com_foos/sql/updates/mysql/1.16.0.sql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bc9c6fa390e8a28cab43bfccfdbe2f29" xlink:type="simple">src/administrator/components/com_foos/sql/updates/mysql/1.18.0.sql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28247265c0ccc2ce960c41540f803c3" xlink:type="simple">src/administrator/components/com_foos/sql/updates/mysql/1.21.0.sql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637778e5f7d1d56dd1751af1970f01b" xlink:type="simple">src/administrator/components/com_foos/tmpl/foo/edit.php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00a681faa92b56a5268be6268afbe52f" xlink:type="simple">src/administrator/components/com_foos/tmpl/foo/edit_associations.php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28edea128d439c54b0508bb61d58f12" xlink:type="simple">src/administrator/components/com_foos/tmpl/foo/modal.php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3186af99ea4e3321b497b86fcd1cd757" xlink:type="simple">src/administrator/components/com_foos/tmpl/foos/default.php</text:a> 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5971ae28621cbc5d5d6f2b11fe2da7d" xlink:type="simple">src/administrator/components/com_foos/tmpl/foos/default_batch.php</text:a> 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9b2d92dcca8384605c7c4c4e7111093" xlink:type="simple">src/administrator/components/com_foos/tmpl/foos/default_batch_body.php</text:a> 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653f1f236af4637ec0c4a7ff789bde1" xlink:type="simple">src/administrator/components/com_foos/tmpl/foos/default_batch_footer.php</text:a> 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eba8d42de72372f42f890d454bf928e" xlink:type="simple">src/administrator/components/com_foos/tmpl/foos/modal.php</text:a> 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99a5d147cfd2f53b4a82dd9b5247561" xlink:type="simple">src/components/com_foos/Controller/DisplayController.php</text:a> </text:p>
          </table:table-cell>
          <table:table-cell table:style-name="ce5"/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0d33597996979070c470d2aa0085559e" xlink:type="simple">src/components/com_foos/Model/FooModel.php</text:a> </text:p>
          </table:table-cell>
          <table:table-cell table:style-name="ce6"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f15888336cf897cb38514febf78c0d3c" xlink:type="simple">src/components/com_foos/View/Foo/HtmlView.php</text:a> </text:p>
          </table:table-cell>
          <table:table-cell table:style-name="ce5"/>
          <table:table-cell office:value-type="string" calcext:value-type="string">
            <text:p>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161b19223cead85bdb765964bf6a266" xlink:type="simple">src/components/com_foos/language/en-GB/en-GB.com_foos.ini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33732ebd6992540b8adca5615b51a1f" xlink:type="simple">src/components/com_foos/tmpl/foo/default.php</text:a> </text:p>
          </table:table-cell>
          <table:table-cell table:style-name="ce5"/>
          <table:table-cell office:value-type="string" calcext:value-type="string">
            <text:p>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35fa310ee8efa91ecb0e9f7c604d413f" xlink:type="simple">src/components/com_foos/tmpl/foo/default.xml</text:a> </text:p>
          </table:table-cell>
          <table:table-cell table:style-name="ce5" table:number-columns-repeated="2"/>
          <table:table-cell office:value-type="string" calcext:value-type="string">
            <text:p>N</text:p>
          </table:table-cell>
          <table:table-cell table:style-name="ce8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cf093e47c9ffd0b7b3b78ec39042ac8f" xlink:type="simple">src/components/com_foos/tmpl/foo/withhead.php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7176b16bc7f23a2478b1d0755d568b83" xlink:type="simple">src/components/com_foos/tmpl/foo/withhead.xml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8de4c4edca27f9e89ecedeef62c11bb" xlink:type="simple">src/media/com_foos/js/admin-foos-letter.js</text:a> 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4edb4212d7ab2a7cb25312a4799b1c95" xlink:type="simple">src/media/com_foos/js/admin-foos-modal.js</text:a>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 = new</text:p>
          </table:table-cell>
          <table:table-cell table:style-name="ce7" table:formula="of:=COUNTIFS([.B2:.B53];&quot;N&quot;)" office:value-type="float" office:value="8" calcext:value-type="float">
            <text:p>8</text:p>
          </table:table-cell>
          <table:table-cell table:style-name="ce7" table:formula="of:=COUNTIFS([.C2:.C53];&quot;N&quot;)" office:value-type="float" office:value="3" calcext:value-type="float">
            <text:p>3</text:p>
          </table:table-cell>
          <table:table-cell table:style-name="ce7" table:formula="of:=COUNTIFS([.D2:.D53];&quot;N&quot;)" office:value-type="float" office:value="1" calcext:value-type="float">
            <text:p>1</text:p>
          </table:table-cell>
          <table:table-cell table:style-name="ce7" table:formula="of:=COUNTIFS([.E2:.E53];&quot;N&quot;)" office:value-type="float" office:value="1" calcext:value-type="float">
            <text:p>1</text:p>
          </table:table-cell>
          <table:table-cell table:style-name="ce7" table:formula="of:=COUNTIFS([.F2:.F53];&quot;N&quot;)" office:value-type="float" office:value="0" calcext:value-type="float">
            <text:p>0</text:p>
          </table:table-cell>
          <table:table-cell table:style-name="ce7" table:formula="of:=COUNTIFS([.G2:.G53];&quot;N&quot;)" office:value-type="float" office:value="3" calcext:value-type="float">
            <text:p>3</text:p>
          </table:table-cell>
          <table:table-cell table:style-name="ce7" table:formula="of:=COUNTIFS([.H2:.H53];&quot;N&quot;)" office:value-type="float" office:value="0" calcext:value-type="float">
            <text:p>0</text:p>
          </table:table-cell>
          <table:table-cell table:style-name="ce7" table:formula="of:=COUNTIFS([.I2:.I53];&quot;N&quot;)" office:value-type="float" office:value="0" calcext:value-type="float">
            <text:p>0</text:p>
          </table:table-cell>
          <table:table-cell table:style-name="ce7" table:formula="of:=COUNTIFS([.J2:.J53];&quot;N&quot;)" office:value-type="float" office:value="0" calcext:value-type="float">
            <text:p>0</text:p>
          </table:table-cell>
          <table:table-cell table:style-name="ce7" table:formula="of:=COUNTIFS([.K2:.K53];&quot;N&quot;)" office:value-type="float" office:value="0" calcext:value-type="float">
            <text:p>0</text:p>
          </table:table-cell>
          <table:table-cell table:style-name="ce7" table:formula="of:=COUNTIFS([.L2:.L53];&quot;N&quot;)" office:value-type="float" office:value="0" calcext:value-type="float">
            <text:p>0</text:p>
          </table:table-cell>
          <table:table-cell table:style-name="ce7" table:formula="of:=COUNTIFS([.M2:.M53];&quot;N&quot;)" office:value-type="float" office:value="0" calcext:value-type="float">
            <text:p>0</text:p>
          </table:table-cell>
          <table:table-cell table:style-name="ce7" table:formula="of:=COUNTIFS([.N2:.N53];&quot;N&quot;)" office:value-type="float" office:value="0" calcext:value-type="float">
            <text:p>0</text:p>
          </table:table-cell>
          <table:table-cell table:style-name="ce7" table:formula="of:=COUNTIFS([.O2:.O53];&quot;N&quot;)" office:value-type="float" office:value="0" calcext:value-type="float">
            <text:p>0</text:p>
          </table:table-cell>
          <table:table-cell table:style-name="ce7" table:formula="of:=COUNTIFS([.P2:.P53];&quot;N&quot;)" office:value-type="float" office:value="0" calcext:value-type="float">
            <text:p>0</text:p>
          </table:table-cell>
          <table:table-cell table:style-name="ce7" table:formula="of:=COUNTIFS([.Q2:.Q53];&quot;N&quot;)" office:value-type="float" office:value="0" calcext:value-type="float">
            <text:p>0</text:p>
          </table:table-cell>
          <table:table-cell table:style-name="ce7" table:formula="of:=COUNTIFS([.R2:.R53];&quot;N&quot;)" office:value-type="float" office:value="0" calcext:value-type="float">
            <text:p>0</text:p>
          </table:table-cell>
          <table:table-cell table:style-name="ce7" table:formula="of:=COUNTIFS([.S2:.S53];&quot;N&quot;)" office:value-type="float" office:value="0" calcext:value-type="float">
            <text:p>0</text:p>
          </table:table-cell>
          <table:table-cell table:style-name="ce7" table:formula="of:=COUNTIFS([.T2:.T53];&quot;N&quot;)" office:value-type="float" office:value="0" calcext:value-type="float">
            <text:p>0</text:p>
          </table:table-cell>
          <table:table-cell table:style-name="ce7" table:formula="of:=COUNTIFS([.U2:.U53];&quot;N&quot;)" office:value-type="float" office:value="0" calcext:value-type="float">
            <text:p>0</text:p>
          </table:table-cell>
          <table:table-cell table:style-name="ce7" table:formula="of:=COUNTIFS([.V2:.V53];&quot;N&quot;)" office:value-type="float" office:value="0" calcext:value-type="float">
            <text:p>0</text:p>
          </table:table-cell>
          <table:table-cell table:style-name="ce7" table:formula="of:=COUNTIFS([.W2:.W53];&quot;N&quot;)" office:value-type="float" office:value="0" calcext:value-type="float">
            <text:p>0</text:p>
          </table:table-cell>
          <table:table-cell table:style-name="ce7" table:formula="of:=COUNTIFS([.X2:.X53];&quot;N&quot;)" office:value-type="float" office:value="0" calcext:value-type="float">
            <text:p>0</text:p>
          </table:table-cell>
          <table:table-cell table:style-name="ce7" table:formula="of:=COUNTIFS([.Y2:.Y53];&quot;N&quot;)" office:value-type="float" office:value="0" calcext:value-type="float">
            <text:p>0</text:p>
          </table:table-cell>
          <table:table-cell table:style-name="ce7" table:formula="of:=COUNTIFS([.Z2:.Z53];&quot;N&quot;)" office:value-type="float" office:value="0" calcext:value-type="float">
            <text:p>0</text:p>
          </table:table-cell>
          <table:table-cell table:style-name="ce7" table:formula="of:=COUNTIFS([.AA2:.AA53];&quot;N&quot;)" office:value-type="float" office:value="0" calcext:value-type="float">
            <text:p>0</text:p>
          </table:table-cell>
          <table:table-cell table:style-name="ce7" table:formula="of:=COUNTIFS([.AB2:.AB53];&quot;N&quot;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 = changed</text:p>
          </table:table-cell>
          <table:table-cell table:formula="of:=COUNTIFS([.B2:.B53];&quot;C&quot;)" office:value-type="float" office:value="0" calcext:value-type="float">
            <text:p>0</text:p>
          </table:table-cell>
          <table:table-cell table:formula="of:=COUNTIFS([.C2:.C53];&quot;C&quot;)" office:value-type="float" office:value="1" calcext:value-type="float">
            <text:p>1</text:p>
          </table:table-cell>
          <table:table-cell table:formula="of:=COUNTIFS([.D2:.D53];&quot;C&quot;)" office:value-type="float" office:value="1" calcext:value-type="float">
            <text:p>1</text:p>
          </table:table-cell>
          <table:table-cell table:formula="of:=COUNTIFS([.E2:.E53];&quot;C&quot;)" office:value-type="float" office:value="3" calcext:value-type="float">
            <text:p>3</text:p>
          </table:table-cell>
          <table:table-cell table:formula="of:=COUNTIFS([.F2:.F53];&quot;C&quot;)" office:value-type="float" office:value="3" calcext:value-type="float">
            <text:p>3</text:p>
          </table:table-cell>
          <table:table-cell table:formula="of:=COUNTIFS([.G2:.G53];&quot;C&quot;)" office:value-type="float" office:value="4" calcext:value-type="float">
            <text:p>4</text:p>
          </table:table-cell>
          <table:table-cell table:formula="of:=COUNTIFS([.H2:.H53];&quot;C&quot;)" office:value-type="float" office:value="1" calcext:value-type="float">
            <text:p>1</text:p>
          </table:table-cell>
          <table:table-cell table:formula="of:=COUNTIFS([.I2:.I53];&quot;C&quot;)" office:value-type="float" office:value="1" calcext:value-type="float">
            <text:p>1</text:p>
          </table:table-cell>
          <table:table-cell table:formula="of:=COUNTIFS([.J2:.J53];&quot;C&quot;)" office:value-type="float" office:value="1" calcext:value-type="float">
            <text:p>1</text:p>
          </table:table-cell>
          <table:table-cell table:formula="of:=COUNTIFS([.K2:.K53];&quot;C&quot;)" office:value-type="float" office:value="1" calcext:value-type="float">
            <text:p>1</text:p>
          </table:table-cell>
          <table:table-cell table:formula="of:=COUNTIFS([.L2:.L53];&quot;C&quot;)" office:value-type="float" office:value="1" calcext:value-type="float">
            <text:p>1</text:p>
          </table:table-cell>
          <table:table-cell table:formula="of:=COUNTIFS([.M2:.M53];&quot;C&quot;)" office:value-type="float" office:value="1" calcext:value-type="float">
            <text:p>1</text:p>
          </table:table-cell>
          <table:table-cell table:formula="of:=COUNTIFS([.N2:.N53];&quot;C&quot;)" office:value-type="float" office:value="1" calcext:value-type="float">
            <text:p>1</text:p>
          </table:table-cell>
          <table:table-cell table:formula="of:=COUNTIFS([.O2:.O53];&quot;C&quot;)" office:value-type="float" office:value="1" calcext:value-type="float">
            <text:p>1</text:p>
          </table:table-cell>
          <table:table-cell table:formula="of:=COUNTIFS([.P2:.P53];&quot;C&quot;)" office:value-type="float" office:value="1" calcext:value-type="float">
            <text:p>1</text:p>
          </table:table-cell>
          <table:table-cell table:formula="of:=COUNTIFS([.Q2:.Q53];&quot;C&quot;)" office:value-type="float" office:value="1" calcext:value-type="float">
            <text:p>1</text:p>
          </table:table-cell>
          <table:table-cell table:formula="of:=COUNTIFS([.R2:.R53];&quot;C&quot;)" office:value-type="float" office:value="1" calcext:value-type="float">
            <text:p>1</text:p>
          </table:table-cell>
          <table:table-cell table:formula="of:=COUNTIFS([.S2:.S53];&quot;C&quot;)" office:value-type="float" office:value="1" calcext:value-type="float">
            <text:p>1</text:p>
          </table:table-cell>
          <table:table-cell table:formula="of:=COUNTIFS([.T2:.T53];&quot;C&quot;)" office:value-type="float" office:value="1" calcext:value-type="float">
            <text:p>1</text:p>
          </table:table-cell>
          <table:table-cell table:formula="of:=COUNTIFS([.U2:.U53];&quot;C&quot;)" office:value-type="float" office:value="1" calcext:value-type="float">
            <text:p>1</text:p>
          </table:table-cell>
          <table:table-cell table:formula="of:=COUNTIFS([.V2:.V53];&quot;C&quot;)" office:value-type="float" office:value="1" calcext:value-type="float">
            <text:p>1</text:p>
          </table:table-cell>
          <table:table-cell table:formula="of:=COUNTIFS([.W2:.W53];&quot;C&quot;)" office:value-type="float" office:value="1" calcext:value-type="float">
            <text:p>1</text:p>
          </table:table-cell>
          <table:table-cell table:formula="of:=COUNTIFS([.X2:.X53];&quot;C&quot;)" office:value-type="float" office:value="1" calcext:value-type="float">
            <text:p>1</text:p>
          </table:table-cell>
          <table:table-cell table:formula="of:=COUNTIFS([.Y2:.Y53];&quot;C&quot;)" office:value-type="float" office:value="1" calcext:value-type="float">
            <text:p>1</text:p>
          </table:table-cell>
          <table:table-cell table:formula="of:=COUNTIFS([.Z2:.Z53];&quot;C&quot;)" office:value-type="float" office:value="1" calcext:value-type="float">
            <text:p>1</text:p>
          </table:table-cell>
          <table:table-cell table:formula="of:=COUNTIFS([.AA2:.AA53];&quot;C&quot;)" office:value-type="float" office:value="1" calcext:value-type="float">
            <text:p>1</text:p>
          </table:table-cell>
          <table:table-cell table:formula="of:=COUNTIFS([.AB2:.AB53];&quot;C&quot;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formula="of:=[.B54]+[.B55]" office:value-type="float" office:value="8" calcext:value-type="float">
            <text:p>8</text:p>
          </table:table-cell>
          <table:table-cell table:formula="of:=[.C54]+[.C55]" office:value-type="float" office:value="4" calcext:value-type="float">
            <text:p>4</text:p>
          </table:table-cell>
          <table:table-cell table:formula="of:=[.D54]+[.D55]" office:value-type="float" office:value="2" calcext:value-type="float">
            <text:p>2</text:p>
          </table:table-cell>
          <table:table-cell table:formula="of:=[.E54]+[.E55]" office:value-type="float" office:value="4" calcext:value-type="float">
            <text:p>4</text:p>
          </table:table-cell>
          <table:table-cell table:formula="of:=[.F54]+[.F55]" office:value-type="float" office:value="3" calcext:value-type="float">
            <text:p>3</text:p>
          </table:table-cell>
          <table:table-cell table:formula="of:=[.G54]+[.G55]" office:value-type="float" office:value="7" calcext:value-type="float">
            <text:p>7</text:p>
          </table:table-cell>
          <table:table-cell table:formula="of:=[.H54]+[.H55]" office:value-type="float" office:value="1" calcext:value-type="float">
            <text:p>1</text:p>
          </table:table-cell>
          <table:table-cell table:formula="of:=[.I54]+[.I55]" office:value-type="float" office:value="1" calcext:value-type="float">
            <text:p>1</text:p>
          </table:table-cell>
          <table:table-cell table:formula="of:=[.J54]+[.J55]" office:value-type="float" office:value="1" calcext:value-type="float">
            <text:p>1</text:p>
          </table:table-cell>
          <table:table-cell table:formula="of:=[.K54]+[.K55]" office:value-type="float" office:value="1" calcext:value-type="float">
            <text:p>1</text:p>
          </table:table-cell>
          <table:table-cell table:formula="of:=[.L54]+[.L55]" office:value-type="float" office:value="1" calcext:value-type="float">
            <text:p>1</text:p>
          </table:table-cell>
          <table:table-cell table:formula="of:=[.M54]+[.M55]" office:value-type="float" office:value="1" calcext:value-type="float">
            <text:p>1</text:p>
          </table:table-cell>
          <table:table-cell table:formula="of:=[.N54]+[.N55]" office:value-type="float" office:value="1" calcext:value-type="float">
            <text:p>1</text:p>
          </table:table-cell>
          <table:table-cell table:formula="of:=[.O54]+[.O55]" office:value-type="float" office:value="1" calcext:value-type="float">
            <text:p>1</text:p>
          </table:table-cell>
          <table:table-cell table:formula="of:=[.P54]+[.P55]" office:value-type="float" office:value="1" calcext:value-type="float">
            <text:p>1</text:p>
          </table:table-cell>
          <table:table-cell table:formula="of:=[.Q54]+[.Q55]" office:value-type="float" office:value="1" calcext:value-type="float">
            <text:p>1</text:p>
          </table:table-cell>
          <table:table-cell table:formula="of:=[.R54]+[.R55]" office:value-type="float" office:value="1" calcext:value-type="float">
            <text:p>1</text:p>
          </table:table-cell>
          <table:table-cell table:formula="of:=[.S54]+[.S55]" office:value-type="float" office:value="1" calcext:value-type="float">
            <text:p>1</text:p>
          </table:table-cell>
          <table:table-cell table:formula="of:=[.T54]+[.T55]" office:value-type="float" office:value="1" calcext:value-type="float">
            <text:p>1</text:p>
          </table:table-cell>
          <table:table-cell table:formula="of:=[.U54]+[.U55]" office:value-type="float" office:value="1" calcext:value-type="float">
            <text:p>1</text:p>
          </table:table-cell>
          <table:table-cell table:formula="of:=[.V54]+[.V55]" office:value-type="float" office:value="1" calcext:value-type="float">
            <text:p>1</text:p>
          </table:table-cell>
          <table:table-cell table:formula="of:=[.W54]+[.W55]" office:value-type="float" office:value="1" calcext:value-type="float">
            <text:p>1</text:p>
          </table:table-cell>
          <table:table-cell table:formula="of:=[.X54]+[.X55]" office:value-type="float" office:value="1" calcext:value-type="float">
            <text:p>1</text:p>
          </table:table-cell>
          <table:table-cell table:formula="of:=[.Y54]+[.Y55]" office:value-type="float" office:value="1" calcext:value-type="float">
            <text:p>1</text:p>
          </table:table-cell>
          <table:table-cell table:formula="of:=[.Z54]+[.Z55]" office:value-type="float" office:value="1" calcext:value-type="float">
            <text:p>1</text:p>
          </table:table-cell>
          <table:table-cell table:formula="of:=[.AA54]+[.AA55]" office:value-type="float" office:value="1" calcext:value-type="float">
            <text:p>1</text:p>
          </table:table-cell>
          <table:table-cell table:formula="of:=[.AB54]+[.AB55]" office:value-type="float" office:value="1" calcext:value-type="float">
            <text:p>1</text:p>
          </table:table-cell>
          <table:table-cell table:number-columns-repeated="996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.00.0000</text:date>, <text:time style:data-style-name="N2" text:time-value="19:44:00.2878049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3:21:21.145413794</meta:creation-date>
    <meta:generator>LibreOffice/6.0.7.3$Linux_X86_64 LibreOffice_project/00m0$Build-3</meta:generator>
    <dc:date>2019-09-09T20:07:22.225502738</dc:date>
    <meta:editing-duration>PT1H21M2S</meta:editing-duration>
    <meta:editing-cycles>12</meta:editing-cycles>
    <meta:document-statistic meta:table-count="1" meta:cell-count="256" meta:object-count="0"/>
  </office:meta>
</office:document-meta>
</file>